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3218.73" calcext:value-type="float">
            <text:p>-3218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02.97" calcext:value-type="float">
            <text:p>702.97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732.7" calcext:value-type="float">
            <text:p>-732.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3])"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218.73" calcext:value-type="float">
            <text:p>-3218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2018-01-03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 2018-01-01</text:p>
          </table:table-cell>
          <table:table-cell/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Callcentric 2018-01-05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0])" office:value-type="float" office:value="98.42" calcext:value-type="float">
            <text:p>98.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2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4:.C15])" office:value-type="float" office:value="486.05" calcext:value-type="float">
            <text:p>486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2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9:.C20])" office:value-type="float" office:value="179.5" calcext:value-type="float">
            <text:p>179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17])" office:value-type="float" office:value="584.47" calcext:value-type="float">
            <text:p>584.47</text:p>
          </table:table-cell>
          <table:table-cell table:formula="of:=SUM([.D1:.D22])" office:value-type="float" office:value="763.97" calcext:value-type="float">
            <text:p>763.9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2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27:.C32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23];[.D33])" office:value-type="float" office:value="702.97" calcext:value-type="float">
            <text:p>702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-00-00</text:date>, <text:time style:data-style-name="N2" text:time-value="21:01:12.155368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21:03:49.531663898</dc:date>
    <meta:editing-duration>P1DT11M5S</meta:editing-duration>
    <meta:editing-cycles>131</meta:editing-cycles>
    <meta:generator>LibreOffice/5.1.6.2$Linux_X86_64 LibreOffice_project/10m0$Build-2</meta:generator>
    <meta:document-statistic meta:table-count="4" meta:cell-count="431" meta:object-count="0"/>
  </office:meta>
</office:document-meta>
</file>